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d70" officeooo:paragraph-rsid="00083d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Page:</text:p>
      <text:p text:style-name="P1"/>
      <text:p text:style-name="P1">&lt;!DOCTYPE html&gt;</text:p>
      <text:p text:style-name="P1">&lt;html lang="en"&gt;</text:p>
      <text:p text:style-name="P1"><text:s text:c="2"/>&lt;head&gt;</text:p>
      <text:p text:style-name="P1"><text:s text:c="4"/>&lt;meta charset="utf-8" /&gt;</text:p>
      <text:p text:style-name="P1"><text:s text:c="4"/>&lt;meta http-equiv="X-UA-Compatible" content="IE=edge,chrome=1" /&gt;</text:p>
      <text:p text:style-name="P1"><text:s text:c="4"/>&lt;title&gt;Sign In with Auth0&lt;/title&gt;</text:p>
      <text:p text:style-name="P1"><text:s text:c="4"/>&lt;meta name="viewport" content="width=device-width, initial-scale=1.0" /&gt;</text:p>
      <text:p text:style-name="P1"/>
      <text:p text:style-name="P1"><text:s text:c="4"/>&lt;!-- Tailwind CSS --&gt;</text:p>
      <text:p text:style-name="P1"><text:s text:c="4"/>&lt;script src="https://cdn.tailwindcss.com"&gt;&lt;/script&gt;</text:p>
      <text:p text:style-name="P1"/>
      <text:p text:style-name="P1"><text:s text:c="4"/>&lt;!-- Manrope Font --&gt;</text:p>
      <text:p text:style-name="P1"><text:s text:c="4"/>&lt;link href="https://fonts.googleapis.com/css2?family=Manrope:wght@400;500;600;700&amp;display=swap" rel="stylesheet" /&gt;</text:p>
      <text:p text:style-name="P1"><text:s text:c="4"/>&lt;style&gt;</text:p>
      <text:p text:style-name="P1"><text:s text:c="6"/>body {</text:p>
      <text:p text:style-name="P1"><text:s text:c="8"/>font-family: 'Manrope', sans-serif;</text:p>
      <text:p text:style-name="P1"><text:s text:c="6"/>}</text:p>
      <text:p text:style-name="P1"><text:s text:c="4"/>&lt;/style&gt;</text:p>
      <text:p text:style-name="P1"><text:s text:c="2"/>&lt;/head&gt;</text:p>
      <text:p text:style-name="P1"><text:s text:c="2"/>&lt;body class="min-h-screen bg-[#F4F9FF] font-[Manrope]"&gt;</text:p>
      <text:p text:style-name="P1"/>
      <text:p text:style-name="P1"><text:s text:c="4"/>&lt;!-- Language Selector --&gt;</text:p>
      <text:p text:style-name="P1"><text:s text:c="4"/>&lt;div class="absolute top-4 right-4"&gt;</text:p>
      <text:p text:style-name="P1"><text:s text:c="6"/>&lt;select id="language-select"</text:p>
      <text:p text:style-name="P1"><text:s text:c="8"/>class="w-10 h-6 bg-transparent border-none cursor-pointer text-[#00000099]"</text:p>
      <text:p text:style-name="P1"><text:s text:c="8"/>title="Select language"&gt;</text:p>
      <text:p text:style-name="P1"><text:s text:c="8"/>&lt;option value="en"&gt;En&lt;/option&gt;</text:p>
      <text:p text:style-name="P1"><text:s text:c="8"/>&lt;option value="hi"&gt;हिन्दी&lt;/option&gt;</text:p>
      <text:p text:style-name="P1"><text:s text:c="8"/>&lt;option value="ta"&gt;தமிழ்&lt;/option&gt;</text:p>
      <text:p text:style-name="P1"><text:s text:c="8"/>&lt;option value="fr"&gt;Français&lt;/option&gt;</text:p>
      <text:p text:style-name="P1"><text:s text:c="6"/>&lt;/select&gt;</text:p>
      <text:p text:style-name="P1"><text:s text:c="4"/>&lt;/div&gt;</text:p>
      <text:p text:style-name="P1"/>
      <text:p text:style-name="P1"><text:s text:c="4"/>&lt;div class="flex h-screen gap-12 px-8 py-8 overflow-hidden"&gt;</text:p>
      <text:p text:style-name="P1"><text:s text:c="6"/>&lt;!-- Left Image --&gt;</text:p>
      <text:p text:style-name="P1"><text:s text:c="6"/>&lt;div class="flex-1 flex items-center rounded-[20px] overflow-hidden"&gt;</text:p>
      <text:p text:style-name="P1"><text:s text:c="8"/>&lt;img </text:p>
      <text:p text:style-name="P1"><text:s text:c="10"/>src="https://github.com/Ranjith-Velliangiri/E-Commerce/blob/main/image/Frame%201707487006.png?raw=true"</text:p>
      <text:p text:style-name="P1"><text:s text:c="10"/>class="max-w-full max-h-full object-contain rounded-[20px]"</text:p>
      <text:p text:style-name="P1"><text:s text:c="10"/>alt="Henkel-image"</text:p>
      <text:p text:style-name="P1"><text:s text:c="8"/>/&gt;</text:p>
      <text:p text:style-name="P1"><text:s text:c="6"/>&lt;/div&gt;</text:p>
      <text:p text:style-name="P1"/>
      <text:p text:style-name="P1"><text:s text:c="6"/>&lt;!-- Right Content --&gt;</text:p>
      <text:p text:style-name="P1"><text:s text:c="6"/>&lt;div class="flex-1 flex items-center justify-center"&gt;</text:p>
      <text:p text:style-name="P1"><text:s text:c="8"/>&lt;div class="w-[340px]"&gt;</text:p>
      <text:p text:style-name="P1"><text:s text:c="10"/>&lt;h2 class="mb-4 text-xl font-bold"&gt;Sign in&lt;/h2&gt;</text:p>
      <text:p text:style-name="P1"/>
      <text:p text:style-name="P1"><text:soft-page-break/><text:s text:c="10"/>&lt;div id="error-message" class="hidden whitespace-pre-wrap bg-red-100 border border-red-400 text-red-700 px-4 py-2 rounded mb-4"&gt;&lt;/div&gt;</text:p>
      <text:p text:style-name="P1"/>
      <text:p text:style-name="P1"><text:s text:c="10"/>&lt;form onsubmit="return false;" method="post"&gt;</text:p>
      <text:p text:style-name="P1"><text:s text:c="12"/>&lt;!-- Email --&gt;</text:p>
      <text:p text:style-name="P1"><text:s text:c="12"/>&lt;div class="mb-4"&gt;</text:p>
      <text:p text:style-name="P1"><text:s text:c="14"/>&lt;label for="email" class="block text-sm font-medium mb-1"&gt;Email &lt;span class="text-red-500"&gt;*&lt;/span&gt;&lt;/label&gt;</text:p>
      <text:p text:style-name="P1"><text:s text:c="14"/>&lt;input type="email" id="email" placeholder="Enter your email"</text:p>
      <text:p text:style-name="P1"><text:s text:c="16"/>class="w-full h-10 rounded border border-gray-300 px-3 py-2 focus:outline-none focus:ring-2 focus:ring-[#00BFA6]" required /&gt;</text:p>
      <text:p text:style-name="P1"><text:s text:c="12"/>&lt;/div&gt;</text:p>
      <text:p text:style-name="P1"/>
      <text:p text:style-name="P1"><text:s text:c="12"/>&lt;!-- Password --&gt;</text:p>
      <text:p text:style-name="P1"><text:s text:c="12"/>&lt;div class="mb-2 relative"&gt;</text:p>
      <text:p text:style-name="P1"><text:s text:c="14"/>&lt;label for="password" class="block text-sm font-medium mb-1"&gt;Password &lt;span class="text-red-500"&gt;*&lt;/span&gt;&lt;/label&gt;</text:p>
      <text:p text:style-name="P1"><text:s text:c="14"/>&lt;input </text:p>
      <text:p text:style-name="P1"><text:s text:c="16"/>type="password" id="password" placeholder="Enter your password"</text:p>
      <text:p text:style-name="P1"><text:s text:c="16"/>class="w-full h-10 rounded border border-gray-300 px-3 py-2 pr-16 focus:outline-none focus:ring-2 focus:ring-[#00BFA6]" required /&gt;</text:p>
      <text:p text:style-name="P1"><text:s text:c="14"/>&lt;span onclick="togglePassword()"</text:p>
      <text:p text:style-name="P1"><text:s text:c="16"/>class="hidden absolute right-3 top-9 text-sm text-[#62748E] cursor-pointer underline select-none"</text:p>
      <text:p text:style-name="P1"><text:s text:c="16"/>id="toggle-password"&gt;Show&lt;/span&gt;</text:p>
      <text:p text:style-name="P1"><text:s text:c="12"/>&lt;/div&gt;</text:p>
      <text:p text:style-name="P1"/>
      <text:p text:style-name="P1"><text:s text:c="12"/>&lt;!-- Forgot Password --&gt;</text:p>
      <text:p text:style-name="P1"><text:s text:c="12"/>&lt;div class="text-right text-sm mb-4"&gt;</text:p>
      <text:p text:style-name="P1"><text:s text:c="14"/>&lt;a href="#" id="forgot-password-link" class="text-[#00BFA6]"&gt;Forgot Password?&lt;/a&gt;</text:p>
      <text:p text:style-name="P1"><text:s text:c="12"/>&lt;/div&gt;</text:p>
      <text:p text:style-name="P1"/>
      <text:p text:style-name="P1"><text:s text:c="12"/>&lt;!-- Submit Button --&gt;</text:p>
      <text:p text:style-name="P1"><text:s text:c="12"/>&lt;button type="submit" id="btn-login"</text:p>
      <text:p text:style-name="P1"><text:s text:c="14"/>class="w-full h-10 bg-[#00BFA6] text-white font-medium rounded hover:bg-[#00a38d] transition"&gt;</text:p>
      <text:p text:style-name="P1"><text:s text:c="14"/>Sign In</text:p>
      <text:p text:style-name="P1"><text:s text:c="12"/>&lt;/button&gt;</text:p>
      <text:p text:style-name="P1"/>
      <text:p text:style-name="P1"><text:s text:c="12"/>&lt;!-- Divider --&gt;</text:p>
      <text:p text:style-name="P1"><text:s text:c="12"/>&lt;div class="flex items-center my-4"&gt;</text:p>
      <text:p text:style-name="P1"><text:s text:c="14"/>&lt;hr class="flex-grow border border-gray-300" /&gt;</text:p>
      <text:p text:style-name="P1"><text:s text:c="14"/>&lt;span class="mx-2 text-gray-500 text-sm"&gt;Or&lt;/span&gt;</text:p>
      <text:p text:style-name="P1"><text:s text:c="14"/>&lt;hr class="flex-grow border border-gray-300" /&gt;</text:p>
      <text:p text:style-name="P1"><text:s text:c="12"/>&lt;/div&gt;</text:p>
      <text:p text:style-name="P1"/>
      <text:p text:style-name="P1"><text:s text:c="12"/>&lt;!-- Google Button --&gt;</text:p>
      <text:p text:style-name="P1"><text:s text:c="12"/>&lt;button type="button" id="btn-google"</text:p>
      <text:p text:style-name="P1"><text:s text:c="14"/>class="w-full h-10 flex items-center justify-center gap-2 text-black font-medium rounded border text-[14px] border-[#1E24323B]"&gt;</text:p>
      <text:p text:style-name="P1"><text:s text:c="14"/>&lt;img src="https://cdn1.iconfinder.com/data/icons/google-s-logo/150/Google_Icons-09-512.png" class="h-5 w-5" alt="Google Icon" /&gt;</text:p>
      <text:p text:style-name="P1"><text:soft-page-break/><text:s text:c="14"/>&lt;span&gt;Sign In with Google&lt;/span&gt;</text:p>
      <text:p text:style-name="P1"><text:s text:c="12"/>&lt;/button&gt;</text:p>
      <text:p text:style-name="P1"/>
      <text:p text:style-name="P1"><text:s text:c="12"/>&lt;!-- Toggle Login/Signup --&gt;</text:p>
      <text:p text:style-name="P1"><text:s text:c="12"/>&lt;div class="mt-2 text-sm text-center"&gt;</text:p>
      <text:p text:style-name="P1"><text:s text:c="14"/>&lt;span id="toggle-text"&gt;Don't have an account? &lt;/span&gt;</text:p>
      <text:p text:style-name="P1"><text:s text:c="14"/>&lt;span id="toggle-auth-mode" class="text-[#00BFA6] cursor-pointer"&gt;Sign up&lt;/span&gt;</text:p>
      <text:p text:style-name="P1"><text:s text:c="12"/>&lt;/div&gt;</text:p>
      <text:p text:style-name="P1"/>
      <text:p text:style-name="P1"><text:s text:c="10"/>&lt;/form&gt;</text:p>
      <text:p text:style-name="P1"><text:s text:c="8"/>&lt;/div&gt;</text:p>
      <text:p text:style-name="P1"><text:s text:c="6"/>&lt;/div&gt;</text:p>
      <text:p text:style-name="P1"><text:s text:c="4"/>&lt;/div&gt;</text:p>
      <text:p text:style-name="P1"/>
      <text:p text:style-name="P1"><text:s text:c="4"/>&lt;!-- Auth0 Script --&gt;</text:p>
      <text:p text:style-name="P1"><text:s text:c="4"/>&lt;script src="https://cdn.auth0.com/js/auth0/9.28/auth0.min.js"&gt;&lt;/script&gt;</text:p>
      <text:p text:style-name="P1"><text:s text:c="4"/>&lt;script&gt;</text:p>
      <text:p text:style-name="P1"><text:s text:c="6"/>let isSignupMode = false;</text:p>
      <text:p text:style-name="P1"/>
      <text:p text:style-name="P1"><text:s text:c="6"/>function togglePassword() {</text:p>
      <text:p text:style-name="P1"><text:s text:c="8"/>const input = document.getElementById("password");</text:p>
      <text:p text:style-name="P1"><text:s text:c="8"/>const span = event.target;</text:p>
      <text:p text:style-name="P1"><text:s text:c="8"/>if (input.type === "password") {</text:p>
      <text:p text:style-name="P1"><text:s text:c="10"/>input.type = "text";</text:p>
      <text:p text:style-name="P1"><text:s text:c="10"/>span.textContent = "Hide";</text:p>
      <text:p text:style-name="P1"><text:s text:c="8"/>} else {</text:p>
      <text:p text:style-name="P1"><text:s text:c="10"/>input.type = "password";</text:p>
      <text:p text:style-name="P1"><text:s text:c="10"/>span.textContent = "Show";</text:p>
      <text:p text:style-name="P1"><text:s text:c="8"/>}</text:p>
      <text:p text:style-name="P1"><text:s text:c="6"/>}</text:p>
      <text:p text:style-name="P1"/>
      <text:p text:style-name="P1"><text:s text:c="6"/>function displayError(message) {</text:p>
      <text:p text:style-name="P1"><text:s text:c="8"/>const errorDiv = document.getElementById("error-message");</text:p>
      <text:p text:style-name="P1"><text:s text:c="8"/>errorDiv.innerText = message;</text:p>
      <text:p text:style-name="P1"><text:s text:c="8"/>errorDiv.classList.remove("hidden");</text:p>
      <text:p text:style-name="P1"><text:s text:c="6"/>}</text:p>
      <text:p text:style-name="P1"/>
      <text:p text:style-name="P1"><text:s text:c="6"/>function updateAuthModeUI() {</text:p>
      <text:p text:style-name="P1"><text:s text:c="8"/>const forgotPass = document.getElementById("forgot-password-link");</text:p>
      <text:p text:style-name="P1"><text:s text:c="8"/>const heading = document.querySelector("h2");</text:p>
      <text:p text:style-name="P1"><text:s text:c="8"/>const submitBtn = document.getElementById("btn-login");</text:p>
      <text:p text:style-name="P1"><text:s text:c="8"/>const toggleLink = document.getElementById("toggle-auth-mode");</text:p>
      <text:p text:style-name="P1"><text:s text:c="8"/>const toggleText = document.getElementById("toggle-text")</text:p>
      <text:p text:style-name="P1"/>
      <text:p text:style-name="P1"><text:s text:c="8"/>if (isSignupMode) {</text:p>
      <text:p text:style-name="P1"><text:s text:c="10"/>heading.textContent = "Sign up";</text:p>
      <text:p text:style-name="P1"><text:s text:c="10"/>submitBtn.textContent = "Sign Up";</text:p>
      <text:p text:style-name="P1"><text:s text:c="10"/>toggleLink.textContent = "Login";</text:p>
      <text:p text:style-name="P1"><text:tab/><text:tab/><text:tab/><text:tab/><text:tab/>toggleText.textContent = "Already have an account?";</text:p>
      <text:p text:style-name="P1"><text:s text:c="10"/>forgotPass.classList.add('hidden')</text:p>
      <text:p text:style-name="P1"><text:s text:c="8"/>} else {</text:p>
      <text:p text:style-name="P1"><text:s text:c="10"/>heading.textContent = "Sign in";</text:p>
      <text:p text:style-name="P1"><text:soft-page-break/><text:s text:c="10"/>submitBtn.textContent = "Sign In";</text:p>
      <text:p text:style-name="P1"><text:s text:c="10"/>toggleLink.textContent = "Sign up";</text:p>
      <text:p text:style-name="P1"><text:tab/><text:tab/><text:tab/><text:tab/><text:tab/>toggleText.textContent = "Don't have an account?";</text:p>
      <text:p text:style-name="P1"><text:s text:c="10"/>forgotPass.classList.remove('hidden')</text:p>
      <text:p text:style-name="P1"/>
      <text:p text:style-name="P1"><text:s text:c="8"/>}</text:p>
      <text:p text:style-name="P1"><text:s text:c="6"/>}</text:p>
      <text:p text:style-name="P1"/>
      <text:p text:style-name="P1"><text:s text:c="6"/>document.addEventListener("DOMContentLoaded", () =&gt; {</text:p>
      <text:p text:style-name="P1"><text:s text:c="8"/>document.getElementById("language-select").addEventListener("change", function () {</text:p>
      <text:p text:style-name="P1"><text:s text:c="10"/>alert("Language changed to: " + this.value);</text:p>
      <text:p text:style-name="P1"><text:s text:c="8"/>});</text:p>
      <text:p text:style-name="P1"/>
      <text:p text:style-name="P1"><text:s text:c="8"/>const passwordInput = document.getElementById("password");</text:p>
      <text:p text:style-name="P1"><text:s text:c="8"/>const toggleSpan = document.getElementById("toggle-password");</text:p>
      <text:p text:style-name="P1"/>
      <text:p text:style-name="P1"><text:s text:c="8"/>passwordInput.addEventListener("input", function () {</text:p>
      <text:p text:style-name="P1"><text:s text:c="10"/>if (this.value.trim() === "") {</text:p>
      <text:p text:style-name="P1"><text:s text:c="12"/>toggleSpan.classList.add("hidden");</text:p>
      <text:p text:style-name="P1"><text:s text:c="12"/>this.type = "password";</text:p>
      <text:p text:style-name="P1"><text:s text:c="12"/>toggleSpan.textContent = "Show";</text:p>
      <text:p text:style-name="P1"><text:s text:c="10"/>} else {</text:p>
      <text:p text:style-name="P1"><text:s text:c="12"/>toggleSpan.classList.remove("hidden");</text:p>
      <text:p text:style-name="P1"><text:s text:c="10"/>}</text:p>
      <text:p text:style-name="P1"><text:s text:c="8"/>});</text:p>
      <text:p text:style-name="P1"/>
      <text:p text:style-name="P1"><text:s text:c="8"/>document.getElementById("toggle-auth-mode").addEventListener("click", () =&gt; {</text:p>
      <text:p text:style-name="P1"><text:s text:c="10"/>isSignupMode = !isSignupMode;</text:p>
      <text:p text:style-name="P1"><text:s text:c="10"/>updateAuthModeUI();</text:p>
      <text:p text:style-name="P1"><text:s text:c="8"/>});</text:p>
      <text:p text:style-name="P1"><text:s text:c="6"/>});</text:p>
      <text:p text:style-name="P1"/>
      <text:p text:style-name="P1"><text:s text:c="6"/>window.addEventListener("load", function () {</text:p>
      <text:p text:style-name="P1"><text:s text:c="8"/>const config = JSON.parse(decodeURIComponent(escape(window.atob('@@config@@'))));</text:p>
      <text:p text:style-name="P1"><text:s text:c="8"/>const leeway = parseInt(config.internalOptions.leeway || 0);</text:p>
      <text:p text:style-name="P1"><text:s text:c="8"/>if (!isNaN(leeway)) config.internalOptions.leeway = leeway;</text:p>
      <text:p text:style-name="P1"/>
      <text:p text:style-name="P1"><text:s text:c="8"/>const webAuth = new auth0.WebAuth({</text:p>
      <text:p text:style-name="P1"><text:s text:c="10"/>domain: config.auth0Domain,</text:p>
      <text:p text:style-name="P1"><text:s text:c="10"/>clientID: config.clientID,</text:p>
      <text:p text:style-name="P1"><text:s text:c="10"/>redirectUri: config.callbackURL,</text:p>
      <text:p text:style-name="P1"><text:s text:c="10"/>responseType: "code",</text:p>
      <text:p text:style-name="P1"><text:s text:c="10"/>scope: config.internalOptions.scope,</text:p>
      <text:p text:style-name="P1"><text:s text:c="10"/>_csrf: config.internalOptions._csrf,</text:p>
      <text:p text:style-name="P1"><text:s text:c="10"/>state: config.internalOptions.state,</text:p>
      <text:p text:style-name="P1"><text:s text:c="10"/>_intstate: config.internalOptions._intstate,</text:p>
      <text:p text:style-name="P1"><text:s text:c="10"/>overrides: {</text:p>
      <text:p text:style-name="P1"><text:s text:c="12"/>__tenant: config.auth0Tenant,</text:p>
      <text:p text:style-name="P1"><text:s text:c="12"/>__token_issuer: config.authorizationServer.issuer,</text:p>
      <text:p text:style-name="P1"><text:s text:c="10"/>},</text:p>
      <text:p text:style-name="P1"><text:s text:c="8"/>});</text:p>
      <text:p text:style-name="P1"/>
      <text:p text:style-name="P1"><text:soft-page-break/><text:s text:c="8"/>const databaseConnection = "Username-Password-Authentication";</text:p>
      <text:p text:style-name="P1"/>
      <text:p text:style-name="P1"/>
      <text:p text:style-name="P1"/>
      <text:p text:style-name="P1"><text:s text:c="8"/>document.getElementById("forgot-password-link").addEventListener("click", function (e) {</text:p>
      <text:p text:style-name="P1"><text:s text:c="10"/>e.preventDefault();</text:p>
      <text:p text:style-name="P1"><text:s text:c="10"/>const email = document.getElementById("email").value.trim();</text:p>
      <text:p text:style-name="P1"><text:s text:c="10"/>if (!email) {</text:p>
      <text:p text:style-name="P1"><text:s text:c="12"/>displayError("Please enter your email address to reset your password.");</text:p>
      <text:p text:style-name="P1"><text:s text:c="12"/>return;</text:p>
      <text:p text:style-name="P1"><text:s text:c="10"/>}</text:p>
      <text:p text:style-name="P1"/>
      <text:p text:style-name="P1"><text:s text:c="10"/>webAuth.changePassword({</text:p>
      <text:p text:style-name="P1"><text:s text:c="12"/>connection: 'Username-Password-Authentication',</text:p>
      <text:p text:style-name="P1"><text:s text:c="12"/>email: email</text:p>
      <text:p text:style-name="P1"><text:s text:c="10"/>}, function (err, resp) {</text:p>
      <text:p text:style-name="P1"><text:s text:c="12"/>if (err) {</text:p>
      <text:p text:style-name="P1"><text:s text:c="14"/>displayError(err.description || err.message || "Error sending reset email.");</text:p>
      <text:p text:style-name="P1"><text:s text:c="12"/>} else {</text:p>
      <text:p text:style-name="P1"><text:s text:c="14"/>alert("Password reset email sent. Please check your inbox.");</text:p>
      <text:p text:style-name="P1"><text:s text:c="12"/>}</text:p>
      <text:p text:style-name="P1"><text:s text:c="10"/>});</text:p>
      <text:p text:style-name="P1"><text:s text:c="8"/>});</text:p>
      <text:p text:style-name="P1"/>
      <text:p text:style-name="P1"><text:s text:c="8"/>document.getElementById("btn-login").addEventListener("click", function (e) {</text:p>
      <text:p text:style-name="P1"><text:s text:c="10"/>e.preventDefault();</text:p>
      <text:p text:style-name="P1"/>
      <text:p text:style-name="P1"><text:s text:c="10"/>const email = document.getElementById("email").value.trim();</text:p>
      <text:p text:style-name="P1"><text:s text:c="10"/>const password = document.getElementById("password").value;</text:p>
      <text:p text:style-name="P1"/>
      <text:p text:style-name="P1"><text:s text:c="10"/>if (!email || !password) {</text:p>
      <text:p text:style-name="P1"><text:s text:c="12"/>displayError("Please enter both email and password.");</text:p>
      <text:p text:style-name="P1"><text:s text:c="12"/>return;</text:p>
      <text:p text:style-name="P1"><text:s text:c="10"/>}</text:p>
      <text:p text:style-name="P1"/>
      <text:p text:style-name="P1"><text:s text:c="10"/>if (isSignupMode) {</text:p>
      <text:p text:style-name="P1"><text:s text:c="12"/>webAuth.signup({</text:p>
      <text:p text:style-name="P1"><text:s text:c="14"/>connection: databaseConnection,</text:p>
      <text:p text:style-name="P1"><text:s text:c="14"/>email: email,</text:p>
      <text:p text:style-name="P1"><text:s text:c="14"/>password: password,</text:p>
      <text:p text:style-name="P1"><text:s text:c="12"/>}, function (err) {</text:p>
      <text:p text:style-name="P1"><text:s text:c="14"/>if (err) {</text:p>
      <text:p text:style-name="P1"><text:s text:c="16"/>displayError(err.description || err.message || "Signup failed.");</text:p>
      <text:p text:style-name="P1"><text:s text:c="16"/>return;</text:p>
      <text:p text:style-name="P1"><text:s text:c="14"/>}</text:p>
      <text:p text:style-name="P1"/>
      <text:p text:style-name="P1"><text:s text:c="14"/>// Auto login after successful signup</text:p>
      <text:p text:style-name="P1"><text:s text:c="14"/>webAuth.login({</text:p>
      <text:p text:style-name="P1"><text:s text:c="16"/>realm: databaseConnection,</text:p>
      <text:p text:style-name="P1"><text:s text:c="16"/>username: email,</text:p>
      <text:p text:style-name="P1"><text:s text:c="16"/>password: password,</text:p>
      <text:p text:style-name="P1"><text:s text:c="14"/>}, function (err) {</text:p>
      <text:p text:style-name="P1"><text:soft-page-break/><text:s text:c="16"/>if (err) {</text:p>
      <text:p text:style-name="P1"><text:s text:c="18"/>displayError(err.description || err.message || "Login after signup failed.");</text:p>
      <text:p text:style-name="P1"><text:s text:c="16"/>}</text:p>
      <text:p text:style-name="P1"><text:s text:c="14"/>});</text:p>
      <text:p text:style-name="P1"><text:s text:c="12"/>});</text:p>
      <text:p text:style-name="P1"><text:s text:c="10"/>} else {</text:p>
      <text:p text:style-name="P1"><text:s text:c="12"/>webAuth.login({</text:p>
      <text:p text:style-name="P1"><text:s text:c="14"/>realm: databaseConnection,</text:p>
      <text:p text:style-name="P1"><text:s text:c="14"/>username: email,</text:p>
      <text:p text:style-name="P1"><text:s text:c="14"/>password: password,</text:p>
      <text:p text:style-name="P1"><text:s text:c="12"/>}, function (err) {</text:p>
      <text:p text:style-name="P1"><text:s text:c="14"/>if (err) {</text:p>
      <text:p text:style-name="P1"><text:s text:c="16"/>displayError(err.description || err.message || "Login failed.");</text:p>
      <text:p text:style-name="P1"><text:s text:c="14"/>}</text:p>
      <text:p text:style-name="P1"><text:s text:c="12"/>});</text:p>
      <text:p text:style-name="P1"><text:s text:c="10"/>}</text:p>
      <text:p text:style-name="P1"><text:s text:c="8"/>});</text:p>
      <text:p text:style-name="P1"/>
      <text:p text:style-name="P1"><text:s text:c="8"/>document.getElementById("btn-google").addEventListener("click", function () {</text:p>
      <text:p text:style-name="P1"><text:s text:c="10"/>webAuth.authorize({</text:p>
      <text:p text:style-name="P1"><text:s text:c="12"/>connection: "google-oauth2",</text:p>
      <text:p text:style-name="P1"><text:s text:c="10"/>}, function (err) {</text:p>
      <text:p text:style-name="P1"><text:s text:c="12"/>if (err) displayError(err.description || err.message || "Login failed.");</text:p>
      <text:p text:style-name="P1"><text:s text:c="10"/>});</text:p>
      <text:p text:style-name="P1"><text:s text:c="8"/>});</text:p>
      <text:p text:style-name="P1"><text:s text:c="6"/>});</text:p>
      <text:p text:style-name="P1"><text:s text:c="4"/>&lt;/script&gt;</text:p>
      <text:p text:style-name="P1"><text:s text:c="2"/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ssword reset:</text:p>
      <text:p text:style-name="P1"/>
      <text:p text:style-name="P1">&lt;!DOCTYPE html&gt;</text:p>
      <text:p text:style-name="P1">&lt;html lang="en"&gt;</text:p>
      <text:p text:style-name="P1"><text:s text:c="2"/>&lt;head&gt;</text:p>
      <text:p text:style-name="P1"><text:s text:c="4"/>&lt;meta charset="utf-8" /&gt;</text:p>
      <text:p text:style-name="P1"><text:s text:c="4"/>&lt;meta name="viewport" content="width=device-width, initial-scale=1, shrink-to-fit=no" /&gt;</text:p>
      <text:p text:style-name="P1"><text:s text:c="4"/>&lt;link</text:p>
      <text:p text:style-name="P1"><text:s text:c="6"/>rel="stylesheet"</text:p>
      <text:p text:style-name="P1"><text:s text:c="6"/>href="https://maxcdn.bootstrapcdn.com/bootstrap/4.0.0-beta/css/bootstrap.min.css"</text:p>
      <text:p text:style-name="P1"><text:s text:c="6"/>integrity="sha384-/Y6pD6FV/Vv2HJnA6t+vslU6fwYXjCFtcEpHbNJ0lyAFsXTsjBbfaDjzALeQsN6M"</text:p>
      <text:p text:style-name="P1"><text:s text:c="6"/>crossorigin="anonymous"</text:p>
      <text:p text:style-name="P1"><text:s text:c="4"/>/&gt;</text:p>
      <text:p text:style-name="P1"><text:s text:c="5"/>&lt;link href="https://fonts.googleapis.com/css2?family=Manrope:wght@400;600;700&amp;display=swap" rel="stylesheet" /&gt;</text:p>
      <text:p text:style-name="P1">&lt;script src="https://cdn.tailwindcss.com"&gt;&lt;/script&gt;</text:p>
      <text:p text:style-name="P1"><text:s text:c="2"/>&lt;style&gt;</text:p>
      <text:p text:style-name="P1"><text:s text:c="4"/>body, html {</text:p>
      <text:p text:style-name="P1"><text:s text:c="6"/>height: 100%;</text:p>
      <text:p text:style-name="P1"><text:s text:c="6"/>background-color: #F4F9FF;</text:p>
      <text:p text:style-name="P1"><text:s text:c="6"/>margin: 0;</text:p>
      <text:p text:style-name="P1"><text:s text:c="6"/>font-family: 'Manrope', sans-serif; /* ✅ Apply Manrope globally */</text:p>
      <text:p text:style-name="P1"><text:s text:c="4"/>}</text:p>
      <text:p text:style-name="P1"/>
      <text:p text:style-name="P1"><text:s text:c="6"/>.main-container {</text:p>
      <text:p text:style-name="P1"><text:s text:c="8"/>display: flex;</text:p>
      <text:p text:style-name="P1"><text:s text:c="8"/>height: 100vh;</text:p>
      <text:p text:style-name="P1"><text:s text:c="6"/>}</text:p>
      <text:p text:style-name="P1"/>
      <text:p text:style-name="P1"><text:s text:c="6"/>.image-section {</text:p>
      <text:p text:style-name="P1"><text:s text:c="8"/>flex: 1;</text:p>
      <text:p text:style-name="P1"><text:s text:c="8"/>background-image: url('https://source.unsplash.com/800x800/?nature');</text:p>
      <text:p text:style-name="P1"><text:s text:c="8"/>background-size: cover;</text:p>
      <text:p text:style-name="P1"><text:s text:c="8"/>background-position: center;</text:p>
      <text:p text:style-name="P1"><text:s text:c="6"/>}</text:p>
      <text:p text:style-name="P1"/>
      <text:p text:style-name="P1"><text:s text:c="6"/>.form-section {</text:p>
      <text:p text:style-name="P1"><text:s text:c="8"/>flex: 1;</text:p>
      <text:p text:style-name="P1"><text:s text:c="8"/>display: flex;</text:p>
      <text:p text:style-name="P1"><text:s text:c="8"/>justify-content: center;</text:p>
      <text:p text:style-name="P1"><text:s text:c="8"/>align-items: center;</text:p>
      <text:p text:style-name="P1"><text:s text:c="8"/>padding: 40px;</text:p>
      <text:p text:style-name="P1"><text:s text:c="6"/>}</text:p>
      <text:p text:style-name="P1"/>
      <text:p text:style-name="P1"><text:s text:c="6"/>.form-section h2 {</text:p>
      <text:p text:style-name="P1"><text:s text:c="8"/>margin-bottom: 20px;</text:p>
      <text:p text:style-name="P1"><text:s text:c="6"/>}</text:p>
      <text:p text:style-name="P1"/>
      <text:p text:style-name="P1"><text:s text:c="6"/>#error-view {</text:p>
      <text:p text:style-name="P1"><text:soft-page-break/><text:s text:c="8"/>color: red;</text:p>
      <text:p text:style-name="P1"><text:s text:c="8"/>margin-top: 10px;</text:p>
      <text:p text:style-name="P1"><text:s text:c="6"/>}</text:p>
      <text:p text:style-name="P1"><text:s text:c="4"/>&lt;/style&gt;</text:p>
      <text:p text:style-name="P1"><text:s text:c="2"/>&lt;/head&gt;</text:p>
      <text:p text:style-name="P1"/>
      <text:p text:style-name="P1"><text:s text:c="2"/>&lt;body&gt;</text:p>
      <text:p text:style-name="P1"><text:s text:c="4"/>&lt;div class="flex h-screen gap-12 px-8 py-8 overflow-hidden main-container"&gt;</text:p>
      <text:p text:style-name="P1"><text:s text:c="6"/>&lt;!-- Left Image --&gt;</text:p>
      <text:p text:style-name="P1"><text:s text:c="6"/>&lt;div class="flex-1 flex items-center rounded-[20px] overflow-hidden"&gt;</text:p>
      <text:p text:style-name="P1"><text:s text:c="8"/>&lt;img </text:p>
      <text:p text:style-name="P1"><text:s text:c="10"/>src="https://github.com/Ranjith-Velliangiri/E-Commerce/blob/main/image/Frame%201707487006.png?raw=true"</text:p>
      <text:p text:style-name="P1"><text:s text:c="10"/>class="max-w-full max-h-full object-contain rounded-[20px]"</text:p>
      <text:p text:style-name="P1"><text:s text:c="10"/>alt="Henkel-image"</text:p>
      <text:p text:style-name="P1"><text:s text:c="8"/>/&gt;</text:p>
      <text:p text:style-name="P1"><text:s text:c="6"/>&lt;/div&gt;</text:p>
      <text:p text:style-name="P1"/>
      <text:p text:style-name="P1"><text:s text:c="6"/>&lt;!-- Right Content --&gt;</text:p>
      <text:p text:style-name="P1"><text:s text:c="6"/>&lt;div class="flex-1 flex items-center justify-center form-section"&gt;</text:p>
      <text:p text:style-name="P1"><text:s text:c="8"/>&lt;div class="w-[340px]"&gt;</text:p>
      <text:p text:style-name="P1"><text:s text:c="10"/>&lt;div id="error-view" style="display: none"&gt;</text:p>
      <text:p text:style-name="P1"><text:s text:c="12"/>Sorry!.There was an error.Please try again.</text:p>
      <text:p text:style-name="P1"><text:s text:c="10"/>&lt;/div&gt;</text:p>
      <text:p text:style-name="P1"/>
      <text:p text:style-name="P1"><text:s text:c="10"/>&lt;div id="reset-view"&gt;</text:p>
      <text:p text:style-name="P1"><text:s text:c="12"/>&lt;h2 class="text-xl font-bold mb-1 text-left"&gt;Set a New Password&lt;/h2&gt;</text:p>
      <text:p text:style-name="P1"><text:s text:c="12"/>&lt;p class="mb-4 text-sm text-gray-600 text-left"&gt;Create a strong password to secure your account.&lt;/p&gt; <text:s text:c="11"/>&lt;form id="change-password-form" action="/lo/reset" method="post"&gt;</text:p>
      <text:p text:style-name="P1"><text:s text:c="14"/>&lt;input type="hidden" name="_csrf" value="{{csrf_token}}" /&gt;</text:p>
      <text:p text:style-name="P1"><text:s text:c="14"/>&lt;input type="hidden" name="ticket" value="{{ticket}}" /&gt;</text:p>
      <text:p text:style-name="P1"><text:s text:c="14"/>&lt;input type="hidden" name="email" value="{{email}}" /&gt;</text:p>
      <text:p text:style-name="P1"/>
      <text:p text:style-name="P1"><text:s text:c="14"/>&lt;div class="form-group relative"&gt;</text:p>
      <text:p text:style-name="P1"><text:s text:c="16"/>&lt;label for="newPassword"&gt;New Password&lt;span class="text-red-500"&gt;*&lt;/span&gt;&lt;/label&gt;</text:p>
      <text:p text:style-name="P1"><text:s text:c="16"/>&lt;input type="password" id="newPassword" name="newPassword" class="form-control" required </text:p>
      <text:p text:style-name="P1"><text:s text:c="23"/>oninput="toggleShow('newPassword', 'toggle-new-password')"</text:p>
      <text:p text:style-name="P1"><text:s text:c="23"/>placeholder="Enter your password"/&gt;</text:p>
      <text:p text:style-name="P1"><text:s text:c="16"/>&lt;span onclick="togglePassword('newPassword', 'toggle-new-password')"</text:p>
      <text:p text:style-name="P1"><text:s text:c="18"/>class=" hidden absolute right-3 top-9 text-sm text-[#62748E] cursor-pointer underline select-none"</text:p>
      <text:p text:style-name="P1"><text:s text:c="18"/>id="toggle-new-password"&gt;</text:p>
      <text:p text:style-name="P1"><text:s text:c="18"/>Show</text:p>
      <text:p text:style-name="P1"><text:tab/><text:tab/><text:tab/><text:tab/><text:tab/><text:tab/><text:tab/><text:tab/>&lt;/span&gt;</text:p>
      <text:p text:style-name="P1"><text:s text:c="14"/>&lt;/div&gt;</text:p>
      <text:p text:style-name="P1"/>
      <text:p text:style-name="P1"><text:s text:c="14"/>&lt;div class="form-group relative mt-4"&gt;</text:p>
      <text:p text:style-name="P1"><text:s text:c="16"/>&lt;label for="confirmNewPassword"&gt;Confirm Password&lt;span class="text-red-500"&gt;*&lt;/span&gt;&lt;/label&gt;</text:p>
      <text:p text:style-name="P1"><text:s text:c="16"/>&lt;input type="password" id="confirmNewPassword" name="confirmNewPassword" class="form-control" required </text:p>
      <text:p text:style-name="P1"><text:soft-page-break/><text:s text:c="23"/>oninput="toggleShow('confirmNewPassword', 'toggle-confirm-password')"</text:p>
      <text:p text:style-name="P1"><text:s text:c="23"/>placeholder="Re-enter your password"/&gt;</text:p>
      <text:p text:style-name="P1"><text:s text:c="16"/>&lt;span onclick="togglePassword('confirmNewPassword', 'toggle-confirm-password')"</text:p>
      <text:p text:style-name="P1"><text:s text:c="18"/>class="hidden absolute right-3 top-9 text-sm text-[#62748E] cursor-pointer underline select-none"</text:p>
      <text:p text:style-name="P1"><text:s text:c="18"/>id="toggle-confirm-password"&gt;</text:p>
      <text:p text:style-name="P1"><text:s text:c="18"/>Show</text:p>
      <text:p text:style-name="P1"><text:tab/><text:tab/><text:tab/><text:tab/><text:tab/><text:tab/><text:tab/><text:tab/>&lt;/span&gt;</text:p>
      <text:p text:style-name="P1"><text:s text:c="14"/>&lt;/div&gt;</text:p>
      <text:p text:style-name="P1"><text:s text:c="12"/>&lt;div&gt;</text:p>
      <text:p text:style-name="P1"><text:s text:c="14"/>&lt;button type="submit" class="btn btn-primary btn-block rounded-lg"&gt;Update Password&lt;/button&gt;</text:p>
      <text:p text:style-name="P1"><text:s text:c="12"/>&lt;/div&gt;</text:p>
      <text:p text:style-name="P1"><text:s text:c="12"/>&lt;/form&gt;</text:p>
      <text:p text:style-name="P1"><text:s text:c="10"/>&lt;/div&gt;</text:p>
      <text:p text:style-name="P1"/>
      <text:p text:style-name="P1"><text:s text:c="10"/>&lt;div id="completed-view" style="display: none"&gt;</text:p>
      <text:p text:style-name="P1"><text:s text:c="12"/>&lt;h2 class="text-xl font-bold mb-1 text-center"&gt;You're all set!&lt;/h2&gt;</text:p>
      <text:p text:style-name="P1"><text:s text:c="12"/>&lt;p class="mb-4 text-sm text-gray-600 text-center"&gt;Your password has been updated. You can now sign&lt;br/&gt; in with your new credentials.&lt;/p&gt;</text:p>
      <text:p text:style-name="P1"><text:s text:c="13"/>&lt;div class="text-center"&gt;</text:p>
      <text:p text:style-name="P1"><text:s text:c="16"/>&lt;a </text:p>
      <text:p text:style-name="P1"><text:s text:c="18"/>href="https://dev-aoqw16xry3l1amj1.us.auth0.com/login?state=hKFo2SBjRkxZZGl3NEVyc3FfbEFLR25HZ2lnc29oLWpJRVc4ZaFupWxvZ2luo3RpZNkgdDBxYzh1aURDUlJzUXpLQlpMN0pOMUJ1VDVzX0Jicy2jY2lk2SBuTkRSV3dnbkZGczBIUUNhTXhUc1V6NjBqZlEySjBVWg&amp;client=nNDRWwgnFFs0HQCaMxTsUz60jfQ2J0UZ&amp;protocol=oauth2&amp;scope=openid%20profile%20email%20read%3Ausers%20write%3Ausers&amp;redirect_uri=http%3A%2F%2Flocalhost%3A3000%2Fdashboard&amp;audience=https%3A%2F%2Fbackend-api.com&amp;response_type=code&amp;response_mode=query&amp;nonce=RUVaQlZOMUNMWHc5cEplbnh5bjQ5WER3fkNDQjB6RnJMYmF3OGQwdTFuOQ%3D%3D&amp;code_challenge=Mc5mzHGLUZWsRQSTkfbS7_sBg-8z4mdblJYplXr7dAU&amp;code_challenge_method=S256&amp;auth0Client=eyJuYW1lIjoiYXV0aDAtcmVhY3QiLCJ2ZXJzaW9uIjoiMi4zLjAifQ%3D%3D" </text:p>
      <text:p text:style-name="P1"><text:s text:c="18"/>class="text-blue-600 hover:text-blue-800 text-sm"</text:p>
      <text:p text:style-name="P1"><text:s text:c="16"/>&gt;</text:p>
      <text:p text:style-name="P1"><text:s text:c="14"/>&lt;button type="submit" class="btn btn-primary btn-block rounded-lg"&gt;Back to Sign in&lt;/button&gt;</text:p>
      <text:p text:style-name="P1"><text:s text:c="16"/>&lt;/a&gt;</text:p>
      <text:p text:style-name="P1"><text:s text:c="12"/>&lt;/div&gt;</text:p>
      <text:p text:style-name="P1"><text:s text:c="10"/>&lt;/div&gt;</text:p>
      <text:p text:style-name="P1"><text:s text:c="8"/>&lt;/div&gt;</text:p>
      <text:p text:style-name="P1"><text:s text:c="6"/>&lt;/div&gt;</text:p>
      <text:p text:style-name="P1"><text:s text:c="4"/>&lt;/div&gt;</text:p>
      <text:p text:style-name="P1"/>
      <text:p text:style-name="P1"><text:s text:c="4"/>&lt;!-- Scripts --&gt;</text:p>
      <text:p text:style-name="P1"><text:s text:c="4"/>&lt;script src="//code.jquery.com/jquery-3.2.1.min.js"&gt;&lt;/script&gt;</text:p>
      <text:p text:style-name="P1"><text:s text:c="4"/>&lt;script src="https://cdnjs.cloudflare.com/ajax/libs/popper.js/1.11.0/umd/popper.min.js"&gt;&lt;/script&gt;</text:p>
      <text:p text:style-name="P1"><text:s text:c="4"/>&lt;script src="https://maxcdn.bootstrapcdn.com/bootstrap/4.0.0-beta/js/bootstrap.min.js"&gt;&lt;/script&gt;</text:p>
      <text:p text:style-name="P1"><text:s text:c="4"/>&lt;script&gt;</text:p>
      <text:p text:style-name="P1"><text:s text:c="6"/>var resetView = $("#reset-view");</text:p>
      <text:p text:style-name="P1"><text:s text:c="6"/>var completedView = $("#completed-view");</text:p>
      <text:p text:style-name="P1"><text:soft-page-break/><text:s text:c="6"/>var errorView = $("#error-view");</text:p>
      <text:p text:style-name="P1"><text:s text:c="6"/>var form = $("#change-password-form");</text:p>
      <text:p text:style-name="P1"/>
      <text:p text:style-name="P1"><text:s text:c="6"/>form.submit(function (e) {</text:p>
      <text:p text:style-name="P1"><text:s text:c="8"/>e.preventDefault();</text:p>
      <text:p text:style-name="P1"/>
      <text:p text:style-name="P1"><text:s text:c="8"/>$.ajax({</text:p>
      <text:p text:style-name="P1"><text:s text:c="10"/>type: form.attr("method"),</text:p>
      <text:p text:style-name="P1"><text:s text:c="10"/>url: form.attr("action"),</text:p>
      <text:p text:style-name="P1"><text:s text:c="10"/>data: form.serialize(),</text:p>
      <text:p text:style-name="P1"><text:s text:c="10"/>success: handleSuccess,</text:p>
      <text:p text:style-name="P1"><text:s text:c="10"/>error: handleError</text:p>
      <text:p text:style-name="P1"><text:s text:c="8"/>});</text:p>
      <text:p text:style-name="P1"><text:s text:c="6"/>});</text:p>
      <text:p text:style-name="P1"/>
      <text:p text:style-name="P1"><text:s text:c="6"/>var handleSuccess = function (res) {</text:p>
      <text:p text:style-name="P1"><text:s text:c="8"/>if (res.body &amp;&amp; typeof res.body.result_url === "string") {</text:p>
      <text:p text:style-name="P1"><text:s text:c="10"/>return window.location.replace(res.body.result_url);</text:p>
      <text:p text:style-name="P1"><text:s text:c="8"/>} else {</text:p>
      <text:p text:style-name="P1"><text:s text:c="10"/>resetView.hide();</text:p>
      <text:p text:style-name="P1"><text:s text:c="10"/>errorView.hide();</text:p>
      <text:p text:style-name="P1"><text:s text:c="10"/>completedView.show();</text:p>
      <text:p text:style-name="P1"><text:s text:c="8"/>}</text:p>
      <text:p text:style-name="P1"><text:s text:c="6"/>};</text:p>
      <text:p text:style-name="P1"/>
      <text:p text:style-name="P1"><text:s text:c="6"/>var handleError = function (res) {</text:p>
      <text:p text:style-name="P1"><text:s text:c="8"/>var getErrorFunc = !!res ? getResponseError : getNetworkError;</text:p>
      <text:p text:style-name="P1"><text:s text:c="8"/>var error = getErrorFunc(res);</text:p>
      <text:p text:style-name="P1"><text:s text:c="8"/>completedView.hide();</text:p>
      <text:p text:style-name="P1"><text:s text:c="8"/>resetView.show();</text:p>
      <text:p text:style-name="P1"><text:s text:c="8"/>errorView.show().text(error);</text:p>
      <text:p text:style-name="P1"><text:s text:c="6"/>};</text:p>
      <text:p text:style-name="P1"/>
      <text:p text:style-name="P1"><text:s text:c="6"/>var getResponseError = function (res) {</text:p>
      <text:p text:style-name="P1"><text:s text:c="8"/>var body = res.body || {};</text:p>
      <text:p text:style-name="P1"><text:s text:c="8"/>var passwordErrors = {</text:p>
      <text:p text:style-name="P1"><text:s text:c="10"/>PasswordStrengthError: "Password is too weak.",</text:p>
      <text:p text:style-name="P1"><text:s text:c="10"/>PasswordHistoryError: "You’ve used this password before.",</text:p>
      <text:p text:style-name="P1"><text:s text:c="10"/>PasswordDictionaryError: "Avoid common dictionary words.",</text:p>
      <text:p text:style-name="P1"><text:s text:c="10"/>PasswordNoUserInfoError: "Password shouldn't contain your email or name."</text:p>
      <text:p text:style-name="P1"><text:s text:c="8"/>};</text:p>
      <text:p text:style-name="P1"><text:s text:c="8"/>return passwordErrors[body.name] || "An unexpected server error occurred.";</text:p>
      <text:p text:style-name="P1"><text:s text:c="6"/>};</text:p>
      <text:p text:style-name="P1"/>
      <text:p text:style-name="P1"><text:s text:c="6"/>var getNetworkError = function () {</text:p>
      <text:p text:style-name="P1"><text:s text:c="8"/>return "A network error occurred. Please try again.";</text:p>
      <text:p text:style-name="P1"><text:s text:c="6"/>};</text:p>
      <text:p text:style-name="P1"><text:s text:c="4"/>&lt;/script&gt;</text:p>
      <text:p text:style-name="P1"><text:s text:c="4"/>&lt;!-- Toggle Password and Show --&gt;</text:p>
      <text:p text:style-name="P1"><text:s text:c="4"/>&lt;script&gt;</text:p>
      <text:p text:style-name="P1"><text:s text:c="2"/>function togglePassword(inputId, toggleId) {</text:p>
      <text:p text:style-name="P1"><text:s text:c="4"/>const input = document.getElementById(inputId);</text:p>
      <text:p text:style-name="P1"><text:soft-page-break/><text:s text:c="4"/>const toggle = document.getElementById(toggleId);</text:p>
      <text:p text:style-name="P1"><text:s/></text:p>
      <text:p text:style-name="P1"><text:s text:c="4"/>if (input.type === "password" &amp;&amp; input.type!=="") {</text:p>
      <text:p text:style-name="P1"><text:s text:c="6"/>input.type = "text";</text:p>
      <text:p text:style-name="P1"><text:s text:c="6"/>toggle.textContent = "Hide";</text:p>
      <text:p text:style-name="P1"><text:s text:c="4"/>} else {</text:p>
      <text:p text:style-name="P1"><text:s text:c="6"/>input.type = "password";</text:p>
      <text:p text:style-name="P1"><text:s text:c="6"/>toggle.textContent = "Show";</text:p>
      <text:p text:style-name="P1"><text:s text:c="4"/>}</text:p>
      <text:p text:style-name="P1"><text:s text:c="2"/>}</text:p>
      <text:p text:style-name="P1"><text:s text:c="2"/>function toggleShow(inputId, toggleId) {</text:p>
      <text:p text:style-name="P1"><text:s text:c="4"/>const input = document.getElementById(inputId);</text:p>
      <text:p text:style-name="P1"><text:s text:c="4"/>const toggle = document.getElementById(toggleId);</text:p>
      <text:p text:style-name="P1"><text:s/></text:p>
      <text:p text:style-name="P1"><text:s text:c="4"/>if (input.value === "") {</text:p>
      <text:p text:style-name="P1"><text:s text:c="6"/>toggle.classList.add('hidden')</text:p>
      <text:p text:style-name="P1"><text:s text:c="6"/>toggle.textContent = "Show";</text:p>
      <text:p text:style-name="P1"><text:s text:c="6"/>input.type = "password";</text:p>
      <text:p text:style-name="P1"><text:s text:c="4"/>}</text:p>
      <text:p text:style-name="P1"><text:s text:c="4"/>else{</text:p>
      <text:p text:style-name="P1"><text:s text:c="6"/>toggle.classList.remove('hidden')</text:p>
      <text:p text:style-name="P1"><text:s text:c="2"/>}}</text:p>
      <text:p text:style-name="P1">&lt;/script&gt;</text:p>
      <text:p text:style-name="P1"><text:s text:c="2"/>&lt;/body&gt;</text:p>
      <text:p text:style-name="P1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4:37:59.536203914</meta:creation-date>
    <dc:date>2025-06-12T14:38:52.333319868</dc:date>
    <meta:editing-duration>PT53S</meta:editing-duration>
    <meta:editing-cycles>1</meta:editing-cycles>
    <meta:document-statistic meta:table-count="0" meta:image-count="0" meta:object-count="0" meta:page-count="11" meta:paragraph-count="429" meta:word-count="1310" meta:character-count="18229" meta:non-whitespace-character-count="13473"/>
    <meta:generator>LibreOffice/7.3.7.2$Linux_X86_64 LibreOffice_project/30$Build-2</meta:generator>
  </office:meta>
</office:document-meta>
</file>